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99e7" officeooo:paragraph-rsid="001299e7"/>
    </style:style>
    <style:style style:name="P2" style:family="paragraph" style:parent-style-name="Standard">
      <style:text-properties officeooo:rsid="001299e7" officeooo:paragraph-rsid="00157b05"/>
    </style:style>
    <style:style style:name="P3" style:family="paragraph" style:parent-style-name="Standard">
      <style:text-properties officeooo:paragraph-rsid="00157b05"/>
    </style:style>
    <style:style style:name="P4" style:family="paragraph" style:parent-style-name="Standard">
      <style:text-properties officeooo:rsid="00157b05" officeooo:paragraph-rsid="00157b05"/>
    </style:style>
    <style:style style:name="P5" style:family="paragraph" style:parent-style-name="Standard">
      <style:text-properties officeooo:rsid="0018a190" officeooo:paragraph-rsid="0018a1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Create table 1: Location</text:p>
      <text:p text:style-name="Standard">CREATE TABLE Location (</text:p>
      <text:p text:style-name="Standard">Beat TEXT PRIMARY KEY NOT NULL UNIQUE,</text:p>
      <text:p text:style-name="Standard">District TEXT NOT NULL);</text:p>
      <text:p text:style-name="Standard"/>
      <text:p text:style-name="Standard"/>
      <text:p text:style-name="Standard"/>
      <text:p text:style-name="Standard"/>
      <text:p text:style-name="Standard"/>
      <text:p text:style-name="Standard">-- Create Table 2: crimetype</text:p>
      <text:p text:style-name="Standard">CREATE TABLE CrimeType (</text:p>
      <text:p text:style-name="Standard">IUCR TEXT PRIMARY KEY NOT NULL UNIQUE,</text:p>
      <text:p text:style-name="Standard">PrimaryCategory TEXT,</text:p>
      <text:p text:style-name="Standard">SecondaryCategory TEXT);</text:p>
      <text:p text:style-name="Standard"/>
      <text:p text:style-name="Standard"/>
      <text:p text:style-name="Standard">-- create Table 3: CASE</text:p>
      <text:p text:style-name="Standard">CREATE TABLE CriminalCase (</text:p>
      <text:p text:style-name="Standard">CrimeID INT PRIMARY KEY NOT NULL UNIQUE,</text:p>
      <text:p text:style-name="Standard">-- we use 2022 because that is the upper limit excludeing </text:p>
      <text:p text:style-name="Standard">Date_Time TEXT NOT NULL CHECK (Date_Time BETWEEN 2017 AND 2022),</text:p>
      <text:p text:style-name="Standard">Arrest TEXT, </text:p>
      <text:p text:style-name="Standard">Beat TEXT NOT NULL,</text:p>
      <text:p text:style-name="Standard">IUCR TEXT NOT NULL, </text:p>
      <text:p text:style-name="Standard">FOREIGN KEY (Beat) REFERENCES Location (Beat),</text:p>
      <text:p text:style-name="Standard">FOREIGN KEY (IUCR) REFERENCES CrimeType (IUCR)</text:p>
      <text:p text:style-name="Standard"><text:tab/><text:tab/>ON UPDATE CASCADE</text:p>
      <text:p text:style-name="Standard"><text:tab/><text:tab/>ON DELETE CASCADE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Data insertion into location</text:p>
      <text:p text:style-name="Standard">INSERT INTO Location (Beat, District) SELECT DISTINCT </text:p>
      <text:p text:style-name="Standard">beat, district FROM data_crime_transformed;</text:p>
      <text:p text:style-name="Standard"/>
      <text:p text:style-name="Standard">-- Data insertion into CrimeType</text:p>
      <text:p text:style-name="Standard">INSERT INTO CrimeType (IUCR, PrimaryCategory, SecondaryCategory) SELECT DISTINCT </text:p>
      <text:p text:style-name="Standard">iucr, primarytype, description FROM data_crime_transformed;</text:p>
      <text:p text:style-name="Standard"/>
      <text:p text:style-name="Standard">-- Data Insertion into Criminal Case </text:p>
      <text:p text:style-name="Standard">INSERT INTO CriminalCase (CrimeID, Date_Time, Arrest, Beat, IUCR) </text:p>
      <text:p text:style-name="Standard">SELECT DISTINCT CrimeID, "date", "location", arrest, beat, iucr </text:p>
      <text:p text:style-name="Standard">FROM data_crime_transformed;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">################################################################</text:p>
      <text:p text:style-name="Standard"/>
      <text:p text:style-name="Standard">-- The time view</text:p>
      <text:p text:style-name="Standard">CREATE VIEW view_convenient_time AS</text:p>
      <text:p text:style-name="Standard">SELECT CrimeID, IUCR, year AS Year, month AS Month, day AS Day, hour as Hour,</text:p>
      <text:p text:style-name="Standard">CASE WHEN CAST(hour AS INT) &gt;= 6 and CAST(hour AS INT) &lt;= 11 <text:s/>then 'Morning'</text:p>
      <text:p text:style-name="Standard"><text:tab/><text:tab/><text:tab/>WHEN CAST(hour AS INT) &gt;= 12 and CAST(hour AS INT) &lt;= 17 <text:s/>then 'Noon'</text:p>
      <text:p text:style-name="Standard"><text:tab/><text:tab/><text:tab/>WHEN CAST(hour AS INT) &gt;= 18 and CAST(hour AS INT) &lt;= 23 <text:s/>then 'Evening'</text:p>
      <text:p text:style-name="Standard"><text:tab/><text:tab/><text:tab/>WHEN CAST(hour AS INT) &gt;= 0 and CAST(hour AS INT) &lt;= 5 <text:s/>then 'Night'</text:p>
      <text:p text:style-name="Standard"><text:tab/><text:tab/> <text:s text:c="2"/>end TimeofDay</text:p>
      <text:p text:style-name="Standard">FROM</text:p>
      <text:p text:style-name="Standard">(SELECT CrimeID, IUCR, STRFTIME("%d", Date_Time) AS day, STRFTIME("%m", Date_Time) AS month, STRFTIME("%Y", Date_Time) AS year, STRFTIME("%H", Date_Time) AS hour</text:p>
      <text:p text:style-name="Standard">FROM CriminalCase)</text:p>
      <text:p text:style-name="Standard"/>
      <text:p text:style-name="Standard"/>
      <text:p text:style-name="Standard"/>
      <text:p text:style-name="Standard">-- The resource intensive crime</text:p>
      <text:p text:style-name="Standard">CREATE VIEW view_resource_crimes AS</text:p>
      <text:p text:style-name="Standard">SELECT PrimaryCat_tot.PrimaryCategory, ArrestCount, TotalCommitted, ROUND(CAST(CAST(ArrestCount AS REAL) / CAST(TotalCommitted AS REAL) AS REAL) * 100, 2) AS ProportionArrested</text:p>
      <text:p text:style-name="Standard">FROM (SELECT PrimaryCategory, COUNT(*) AS TotalCommitted</text:p>
      <text:p text:style-name="Standard">FROM CriminalCase AS CC JOIN CrimeType AS CT ON CC.IUCR == CT.IUCR</text:p>
      <text:p text:style-name="Standard">GROUP BY PrimaryCategory) AS PrimaryCat_tot</text:p>
      <text:p text:style-name="Standard">JOIN </text:p>
      <text:p text:style-name="Standard">(SELECT PrimaryCategory, COUNT(*) AS ArrestCount</text:p>
      <text:p text:style-name="Standard">FROM CriminalCase AS CC JOIN CrimeType AS CT ON CC.IUCR == CT.IUCR</text:p>
      <text:p text:style-name="Standard">WHERE CC.Arrest == 'True'</text:p>
      <text:p text:style-name="Standard">GROUP BY PrimaryCategory) AS PrimaryCat_arr ON PrimaryCat_tot.PrimaryCategory == PrimaryCat_arr.PrimaryCategory </text:p>
      <text:p text:style-name="Standard">ORDER BY ProportionArrested DES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###############################################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-- q1 part 1 </text:p>
      <text:p text:style-name="Standard">- -- simple way to get total per year from same query; total change</text:p>
      <text:p text:style-name="Standard">SELECT Year, CrimesCommitted , </text:p>
      <text:p text:style-name="Standard"><text:tab/>ROUND(((CrimesCommitted - LAG(CrimesCommitted) OVER (ORDER BY Year))/ CAST(LAG(CrimesCommitted) OVER (ORDER BY Year) AS REAL)), 4) * 100 AS PctChangetoPrevYear</text:p>
      <text:p text:style-name="Standard">FROM <text:s text:c="2"/></text:p>
      <text:p text:style-name="Standard">(SELECT Year, Month, COUNT(* ) AS CrimesCommitted FROM <text:s/>view_convenient_time</text:p>
      <text:p text:style-name="Standard">GROUP BY Year);</text:p>
      <text:p text:style-name="Standard"/>
      <text:p text:style-name="Standard">-- caklculate total change over those 5 years </text:p>
      <text:p text:style-name="Standard">SELECT Year, CrimesCommitted , </text:p>
      <text:p text:style-name="Standard"><text:tab/>ROUND(((CrimesCommitted - LAG(CrimesCommitted) OVER (ORDER BY Year))/ CAST(LAG(CrimesCommitted) OVER (ORDER BY Year) AS REAL)), 4) * 100 AS PctChangetoPrevYear</text:p>
      <text:p text:style-name="Standard">FROM <text:s text:c="2"/></text:p>
      <text:p text:style-name="Standard">(SELECT Year, Month, COUNT(* ) AS CrimesCommitted FROM <text:s/>view_convenient_time</text:p>
      <text:p text:style-name="Standard">GROUP BY Year)</text:p>
      <text:p text:style-name="Standard">WHERE Year IN('2017', '2021');</text:p>
      <text:p text:style-name="Standard"/>
      <text:p text:style-name="Standard">-- alternative with sum</text:p>
      <text:p text:style-name="Standard">SELECT Year, SUM(CrimeCountCurrentYear), ROUND((SUM(CrimeCountCurrentYear) - CAST(LAG(SUM(CrimeCountCurrentYear)) OVER (ORDER BY Year) AS REAL)) / CAST(LAG(SUM(CrimeCountCurrentYear)) OVER (ORDER BY Year) AS REAL), 4) * 100 AS PCTChange</text:p>
      <text:p text:style-name="Standard"><text:s/>FROM</text:p>
      <text:p text:style-name="Standard">(SELECT DISTINCT vct.Year, ct.PrimaryCategory, COUNT (*) OVER( PARTITION BY ct.PrimaryCategory, Year ORDER BY ct.PrimaryCategory) AS CrimeCountCurrentYear </text:p>
      <text:p text:style-name="Standard">FROM view_resource_crimes vrc JOIN CrimeType AS ct ON vrc.PrimaryCategory == ct.PrimaryCategory JOIN view_convenient_time as vct ON vct.IUCR == ct.IUCR </text:p>
      <text:p text:style-name="Standard">WHERE vrc.ProportionArrested &gt; 50 AND vrc.TotalCommitted &gt;= 500)</text:p>
      <text:p text:style-name="Standard">WHERE Year == '2017' OR Year == '2021'</text:p>
      <text:p text:style-name="Standard">GROUP BY Year;</text:p>
      <text:p text:style-name="Standard"/>
      <text:p text:style-name="Standard"/>
      <text:p text:style-name="Standard"/>
      <text:p text:style-name="Standard">-- q1 part 2</text:p>
      <text:p text:style-name="Standard">SELECT Year, PrimaryCategory, CrimeCountCurrentYear, ROUND(CAST((CrimeCountCurrentYear - LAG(CrimeCountCurrentYear) OVER (PARTITION BY PrimaryCategory)) AS REAL) / CAST(LAG(CrimeCountCurrentYear) OVER (PARTITION BY PrimaryCategory) AS REAL) * 100, 4) AS PCTChange</text:p>
      <text:p text:style-name="Standard">FROM</text:p>
      <text:p text:style-name="Standard">(SELECT DISTINCT vct.Year, ct.PrimaryCategory, COUNT (*) OVER( PARTITION BY ct.PrimaryCategory, Year ORDER BY ct.PrimaryCategory) AS CrimeCountCurrentYear </text:p>
      <text:p text:style-name="Standard">FROM view_resource_crimes vrc JOIN CrimeType AS ct ON vrc.PrimaryCategory == ct.PrimaryCategory JOIN view_convenient_time as vct ON vct.IUCR == ct.IUCR </text:p>
      <text:p text:style-name="Standard">WHERE vrc.ProportionArrested &gt; 50 AND vrc.TotalCommitted &gt;= 500);</text:p>
      <text:p text:style-name="Standard"/>
      <text:p text:style-name="Standard"><text:soft-page-break/></text:p>
      <text:p text:style-name="Standard">-- q1 part 3</text:p>
      <text:p text:style-name="Standard">-- biggest 5 INCREAASES </text:p>
      <text:p text:style-name="Standard">SELECT <text:s/>DISTINCT PrimaryCategory,PCTChange, Dense_RANK () OVER(ORDER BY PCTChange DESC) AS CrimeWithLargestReduction</text:p>
      <text:p text:style-name="Standard">FROM</text:p>
      <text:p text:style-name="Standard">(SELECT Year, PrimaryCategory, CrimeCountCurrentYear, ROUND(CAST((CrimeCountCurrentYear - LAG(CrimeCountCurrentYear) OVER (PARTITION BY PrimaryCategory)) AS REAL) / CAST(LAG(CrimeCountCurrentYear) OVER (PARTITION BY PrimaryCategory) AS REAL) * 100, 4)</text:p>
      <text:p text:style-name="Standard"><text:s/>AS PCTChange</text:p>
      <text:p text:style-name="Standard">FROM</text:p>
      <text:p text:style-name="Standard">(SELECT DISTINCT vct.Year, ct.PrimaryCategory, COUNT (*) OVER( PARTITION BY PrimaryCategory, Year ORDER BY PrimaryCategory) AS CrimeCountCurrentYear </text:p>
      <text:p text:style-name="Standard">FROM view_convenient_time as vct JOIN CrimeType AS ct</text:p>
      <text:p text:style-name="Standard">ON vct.IUCR == ct.IUCR</text:p>
      <text:p text:style-name="Standard">WHERE Year == '2017' OR Year == '2021'))</text:p>
      <text:p text:style-name="Standard">WHERE PCTChange NOT NULL</text:p>
      <text:p text:style-name="Standard">LIMIT 5;</text:p>
      <text:p text:style-name="Standard"/>
      <text:p text:style-name="Standard">-- biggest 5 decrease </text:p>
      <text:p text:style-name="Standard">SELECT <text:s/>DISTINCT PrimaryCategory,PCTChange, Dense_RANK () OVER(ORDER BY PCTChange ASC) AS CrimeWithLargestReduction</text:p>
      <text:p text:style-name="Standard">FROM</text:p>
      <text:p text:style-name="Standard">(SELECT Year, PrimaryCategory, CrimeCountCurrentYear, ROUND(CAST((CrimeCountCurrentYear - LAG(CrimeCountCurrentYear) OVER (PARTITION BY PrimaryCategory)) AS REAL) / CAST(LAG(CrimeCountCurrentYear) OVER (PARTITION BY PrimaryCategory) AS REAL) * 100, 4)</text:p>
      <text:p text:style-name="Standard"><text:s/>AS PCTChange</text:p>
      <text:p text:style-name="Standard">FROM</text:p>
      <text:p text:style-name="Standard">(SELECT DISTINCT vct.Year, ct.PrimaryCategory, COUNT (*) OVER( PARTITION BY PrimaryCategory, Year ORDER BY PrimaryCategory) AS CrimeCountCurrentYear </text:p>
      <text:p text:style-name="Standard">FROM view_convenient_time as vct JOIN CrimeType AS ct</text:p>
      <text:p text:style-name="Standard">ON vct.IUCR == ct.IUCR</text:p>
      <text:p text:style-name="Standard">WHERE Year == '2017' OR Year == '2021'))</text:p>
      <text:p text:style-name="Standard">WHERE PCTChange NOT NULL</text:p>
      <text:p text:style-name="Standard">LIMIT 5;</text:p>
      <text:p text:style-name="Standard"/>
      <text:p text:style-name="Standard"/>
      <text:p text:style-name="Standard"/>
      <text:p text:style-name="Standard"/>
      <text:p text:style-name="P2">###############################################</text:p>
      <text:p text:style-name="P3"/>
      <text:p text:style-name="P3"/>
      <text:p text:style-name="P4">question 2</text:p>
      <text:p text:style-name="P4"/>
      <text:p text:style-name="P4">SELECT * FROM (</text:p>
      <text:p text:style-name="P4">SELECT PrimaryCategory, District, DENSE_RANK() OVER (PARTITION BY PrimaryCategory ORDER BY PctCrimeTypeByDistrict DESC ) AS RankByCrimeCommitted, DistrictTotalCrimesRecorded, PctCrimeTypeByDistrict</text:p>
      <text:p text:style-name="P4">FROM </text:p>
      <text:p text:style-name="P4">-- get primary crime type count per district total</text:p>
      <text:p text:style-name="P4"><text:soft-page-break/>(SELECT c_by_district.District, c_by_district.PrimaryCategory , c_by_district.DistrictTotalCrimesRecorded, c_total.TotalCrimesRecorded, ROUND(CAST( CAST(c_by_district.DistrictTotalCrimesRecorded AS REAL) / CAST(c_total.TotalCrimesRecorded AS REAL) AS REAL), 4) * 100 AS PctCrimeTypeByDistrict</text:p>
      <text:p text:style-name="P4">FROM (SELECT District, PrimaryCategory, COUNT(*) AS DistrictTotalCrimesRecorded</text:p>
      <text:p text:style-name="P4">FROM CriminalCase AS CC INNER JOIN CrimeType as CT ON CC.IUCR = CT.IUCR INNER JOIN Location AS L ON L.Beat = CC.Beat</text:p>
      <text:p text:style-name="P4">GROUP BY District, PrimaryCategory) AS c_by_district</text:p>
      <text:p text:style-name="P4">LEFT JOIN </text:p>
      <text:p text:style-name="P4">-- get the crimes recorded in total per category</text:p>
      <text:p text:style-name="P4">(SELECT PrimaryCategory, COUNT(*) AS TotalCrimesRecorded</text:p>
      <text:p text:style-name="P4">FROM CriminalCase AS CC INNER JOIN CrimeType as CT ON CC.IUCR = CT.IUCR INNER JOIN Location AS L ON L.Beat = CC.Beat</text:p>
      <text:p text:style-name="P4">GROUP BY PrimaryCategory) AS c_total ON c_by_district.PrimaryCategory == c_total.PrimaryCategory</text:p>
      <text:p text:style-name="P4">WHERE c_total.PrimaryCategory IN ('HOMICIDE', 'PROSTITUTION', 'WEAPONS VIOLATION', 'NARCOTICS')) ) AS x</text:p>
      <text:p text:style-name="P4">WHERE x.RankByCrimeCommitted &lt;= 3</text:p>
      <text:p text:style-name="P4">;</text:p>
      <text:p text:style-name="P4"/>
      <text:p text:style-name="P5">################################</text:p>
      <text:p text:style-name="P5"># question 3</text:p>
      <text:p text:style-name="P5"/>
      <text:p text:style-name="P5">SELECT l.district, ct.PrimaryCategory, vct.TimeofDay, COUNT(*) AS "Crimes Per TimeofDay", ROUND(CAST(COUNT(*) AS REAL) / SUM(COUNT(*)) OVER(PARTITION BY ct.PrimaryCategory) * 100, 4) AS Proportion</text:p>
      <text:p text:style-name="P5">FROM</text:p>
      <text:p text:style-name="P5">view_convenient_time as vct </text:p>
      <text:p text:style-name="P5"><text:tab/>JOIN CrimeType as ct ON vct.IUCR == ct.IUCR </text:p>
      <text:p text:style-name="P5"><text:tab/><text:tab/>JOIN CriminalCase as cc ON cc.CrimeID == vct.CrimeID </text:p>
      <text:p text:style-name="P5"><text:tab/><text:tab/><text:tab/>JOIN Location as l ON l.beat == cc.beat</text:p>
      <text:p text:style-name="P5">WHERE ct.PrimaryCategory in ('HOMICIDE', 'PROSTITUTION', 'WEAPONS VIOLATION', 'NARCOTICS') </text:p>
      <text:p text:style-name="P5"><text:tab/>AND l.district == '11'</text:p>
      <text:p text:style-name="P5">GROUP BY ct.PrimaryCategory, vct.TimeofDay</text:p>
      <text:p text:style-name="P5">;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21:47:46.737104060</meta:creation-date>
    <dc:date>2022-10-01T01:22:24.701928558</dc:date>
    <meta:editing-duration>PT1H12M46S</meta:editing-duration>
    <meta:editing-cycles>1</meta:editing-cycles>
    <meta:document-statistic meta:table-count="0" meta:image-count="0" meta:object-count="0" meta:page-count="5" meta:paragraph-count="140" meta:word-count="1013" meta:character-count="7960" meta:non-whitespace-character-count="7015"/>
    <meta:generator>LibreOffice/7.3.6.2$Linux_X86_64 LibreOffice_project/30$Build-2</meta:generator>
  </office:meta>
</office:document-meta>
</file>